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6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7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8" style:family="paragraph" style:parent-style-name="DocText">
      <style:paragraph-properties fo:text-align="end" style:justify-single-word="false"/>
    </style:style>
    <style:style style:name="P9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0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DocText">
      <style:paragraph-properties fo:break-before="page"/>
    </style:style>
    <style:style style:name="P12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margin-top="0in" fo:margin-bottom="0in" style:contextual-spacing="false"/>
    </style:style>
    <style:style style:name="P14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style:vertical-align="bottom"/>
      <style:text-properties style:font-name="Arial" fo:font-size="18pt" officeooo:rsid="000a54af" officeooo:paragraph-rsid="000a54af" style:font-size-asian="18pt" style:font-size-complex="18pt"/>
    </style:style>
    <style:style style:name="P18" style:family="paragraph" style:parent-style-name="Standard">
      <style:text-properties style:font-name="Arial" officeooo:rsid="000a54af" officeooo:paragraph-rsid="000a54af"/>
    </style:style>
    <style:style style:name="P19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0a54af" officeooo:paragraph-rsid="000a54af"/>
    </style:style>
    <style:style style:name="P20" style:family="paragraph" style:parent-style-name="DocHeading1">
      <style:text-properties officeooo:rsid="000b9054"/>
    </style:style>
    <style:style style:name="P21" style:family="paragraph" style:parent-style-name="DocHeading1">
      <style:paragraph-properties fo:break-before="page"/>
    </style:style>
    <style:style style:name="P22" style:family="paragraph" style:parent-style-name="DocHeading2">
      <style:text-properties officeooo:rsid="000b9054"/>
    </style:style>
    <style:style style:name="P23" style:family="paragraph" style:parent-style-name="DocHeading2">
      <style:text-properties officeooo:rsid="000d28f4"/>
    </style:style>
    <style:style style:name="P24" style:family="paragraph" style:parent-style-name="DocHeading2">
      <style:text-properties officeooo:rsid="000dc233"/>
    </style:style>
    <style:style style:name="P25" style:family="paragraph" style:parent-style-name="DocText">
      <style:paragraph-properties fo:text-align="end" style:justify-single-word="false"/>
      <style:text-properties fo:font-weight="bold" officeooo:rsid="000a54af" officeooo:paragraph-rsid="000a54af" style:font-weight-asian="bold" style:font-weight-complex="bold"/>
    </style:style>
    <style:style style:name="P26" style:family="paragraph" style:parent-style-name="DocText">
      <style:text-properties officeooo:rsid="000b9054" officeooo:paragraph-rsid="000b9054"/>
    </style:style>
    <style:style style:name="P27" style:family="paragraph" style:parent-style-name="DocText">
      <style:text-properties officeooo:rsid="000d28f4" officeooo:paragraph-rsid="000d28f4"/>
    </style:style>
    <style:style style:name="P28" style:family="paragraph" style:parent-style-name="DocText">
      <style:text-properties officeooo:rsid="000dc233" officeooo:paragraph-rsid="000dc233"/>
    </style:style>
    <style:style style:name="P29" style:family="paragraph" style:parent-style-name="DocTitle" style:master-page-name="Title_20_Page">
      <style:paragraph-properties style:page-number="auto"/>
      <style:text-properties officeooo:rsid="000a54af" officeooo:paragraph-rsid="000a54af"/>
    </style:style>
    <style:style style:name="P30" style:family="paragraph" style:parent-style-name="DocSubtitle">
      <style:text-properties officeooo:rsid="000a54af" officeooo:paragraph-rsid="000a54af"/>
    </style:style>
    <style:style style:name="P31" style:family="paragraph"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officeooo:rsid="000a54a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officeooo:rsid="000ec5cf"/>
    </style:style>
    <style:style style:name="T5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6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7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8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9"><draw:rect text:anchor-type="paragraph" draw:z-index="18" draw:style-name="gr3" draw:text-style-name="P31" svg:width="0.4898in" svg:height="8.7087in" svg:x="-0.0016in" svg:y="0.0083in"><text:p/></draw:rect>oFreq</text:p>
      <text:p text:style-name="P30">Hydrodynamic Interpol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Nicholas Barczak</text:p>
      <text:p text:style-name="P25">May 19, 2013</text:p>
      <text:p text:style-name="P10">Rev: <text:s/><text:span text:style-name="T1">1.0</text:span></text:p>
      <text:p text:style-name="P25">DMS1303-001-<text:span text:style-name="T4">130-04</text:span></text:p>
      <text:p text:style-name="P12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Revision</text:p>
            </table:table-cell>
            <table:table-cell table:style-name="Table3.A1" office:value-type="string">
              <text:p text:style-name="P14">Date</text:p>
            </table:table-cell>
            <table:table-cell table:style-name="Table3.A1" office:value-type="string">
              <text:p text:style-name="P14">Changes</text:p>
            </table:table-cell>
            <table:table-cell table:style-name="Table3.D1" office:value-type="string">
              <text:p text:style-name="P14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3">1.00</text:p>
          </table:table-cell>
          <table:table-cell table:style-name="Table3.B2" office:value-type="date" office:date-value="1999-12-30">
            <text:p text:style-name="P13">Dec 30, 1999</text:p>
          </table:table-cell>
          <table:table-cell table:style-name="Table3.C6" office:value-type="string">
            <text:p text:style-name="P13">Initial Issue</text:p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9">Prepared By</text:p>
            <text:p text:style-name="P3">Datawave Marine S<text:span text:style-name="T1">cience</text:span></text:p>
            <text:p text:style-name="P3">3500 27<text:span text:style-name="T3">th</text:span> Pl West</text:p>
            <text:p text:style-name="P3">Apt 423</text:p>
            <text:p text:style-name="P3">Seattle, WA 98199</text:p>
            <text:p text:style-name="P3"/>
            <text:p text:style-name="P3">www.dmsonline.us</text:p>
          </table:table-cell>
        </table:table-row>
        <table:table-row table:style-name="Table4.2">
          <table:table-cell table:style-name="Table4.A2" office:value-type="string">
            <text:p text:style-name="P4">Confidential and proprietary property of Datawave Marine S<text:span text:style-name="T1">cience</text:span> (DMS).</text:p>
            <text:p text:style-name="P4">May not be used for construction or provided to any third parties without prior written consent. <text:s/></text:p>
            <text:p text:style-name="P4">Copyright 201<text:span text:style-name="T1">3</text:span>, Datawave Marine S<text:span text:style-name="T1">cience</text:span>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5"><text:s/>1 Introduction<text:tab/>4</text:p>
          <text:p text:style-name="P15"><text:s/>2 Class: <text:s/>hydroReader<text:tab/>4</text:p>
          <text:p text:style-name="P16"><text:s/>2.1 Attribute: <text:s/>bodiesList<text:tab/>4</text:p>
          <text:p text:style-name="P16"><text:s/>2.2 Attribute: <text:s/>Path<text:tab/>4</text:p>
          <text:p text:style-name="P16"><text:s/>2.3 Attribute: <text:s/>hydroDirections<text:tab/>4</text:p>
          <text:p text:style-name="P16"><text:s/>2.4 Operation: <text:s/>readCrossDamp()<text:tab/>4</text:p>
          <text:p text:style-name="P16"><text:s/>2.5 Operation: <text:s/>readCrossMass()<text:tab/>4</text:p>
          <text:p text:style-name="P16"><text:s/>2.6 Operation: <text:s/>readCrossStiffness()<text:tab/>4</text:p>
          <text:p text:style-name="P16"><text:s/>2.7 Operation: <text:s/>readForceExcite()<text:tab/>4</text:p>
          <text:p text:style-name="P16"><text:s/>2.8 Operation: <text:s/>readHydroStiffness()<text:tab/>5</text:p>
          <text:p text:style-name="P16"><text:s/>2.9 Operation: <text:s/>readEnvironment()<text:tab/>5</text:p>
          <text:p text:style-name="P16"><text:s/>2.10 Operation: <text:s/>readHydroMass()<text:tab/>5</text:p>
          <text:p text:style-name="P16"><text:s/>2.11 Operation: <text:s/>readHydroDamp()<text:tab/>5</text:p>
          <text:p text:style-name="P15"><text:s/>3 Class: <text:s/>hydroProcessing<text:tab/>5</text:p>
          <text:p text:style-name="P16"><text:s/>3.1 Attribute: <text:s/>hydroData<text:tab/>5</text:p>
          <text:p text:style-name="P16"><text:s/>3.2 Attribute: <text:s/>waveAmpIn<text:tab/>5</text:p>
          <text:p text:style-name="P16"><text:s/>3.3 Attribute: <text:s/>waveFreqIn<text:tab/>5</text:p>
          <text:p text:style-name="P16"><text:s/>3.4 Attribute: <text:s/>waveDirIn<text:tab/>5</text:p>
          <text:p text:style-name="P16"><text:s/>3.5 Operation: <text:s/>getForceActive()<text:tab/>5</text:p>
          <text:p text:style-name="P16"><text:s/>3.6 Operation: <text:s/>getForceReactive()<text:tab/>6</text:p>
          <text:p text:style-name="P16"><text:s/>3.7 Operation: <text:s/>getForceCrossBody()<text:tab/>6</text:p>
          <text:p text:style-name="P15"><text:s/>4 Class: <text:s/>hydroBodySet<text:tab/>6</text:p>
          <text:p text:style-name="P16"><text:s/>4.1 Attribute: <text:s/>dataForceActive<text:tab/>6</text:p>
          <text:p text:style-name="P16"><text:s/>4.2 Attribute: <text:s/>dataForceReactive<text:tab/>6</text:p>
          <text:p text:style-name="P16"><text:s/>4.3 Attribute: <text:s/>dataForceCrossBody<text:tab/>6</text:p>
          <text:p text:style-name="P16"><text:s/>4.4 Attribute: <text:s/>Name<text:tab/>6</text:p>
          <text:p text:style-name="P15"><text:s/>5 Class: <text:s/>Environment<text:tab/>6</text:p>
          <text:p text:style-name="P16"><text:s/>5.1 Attribute: <text:s/>depth<text:tab/>6</text:p>
          <text:p text:style-name="P16"><text:s/>5.2 Attribute: <text:s/>density<text:tab/>6</text:p>
          <text:p text:style-name="P16"><text:s/>5.3 Attribute: <text:s/>gravity<text:tab/>7</text:p>
          <text:p text:style-name="P16"><text:s/>5.4 Attribute: <text:s/>waveamp<text:tab/>7</text:p>
          <text:p text:style-name="P15"><text:s/>6 Conclusion<text:tab/>7</text:p>
          <text:p text:style-name="P15"><text:s/>7 References<text:tab/>8</text:p>
          <text:p text:style-name="P15"><text:s text:c="2"/>Appendix A: <text:s/><text:tab/>9</text:p>
        </text:index-body>
      </text:table-of-content>
      <text:p text:style-name="DocText"/>
      <text:h text:style-name="P21" text:outline-level="1">Introduction</text:h>
      <text:p text:style-name="DocText"/>
      <text:p text:style-name="DocText"/>
      <text:h text:style-name="P20" text:outline-level="1">Class: <text:s/>hydroReader</text:h>
      <text:p text:style-name="P26"/>
      <text:p text:style-name="P26"/>
      <text:h text:style-name="P22" text:outline-level="2">Attribute: <text:s/>bodiesList</text:h>
      <text:p text:style-name="P26"/>
      <text:p text:style-name="P26"/>
      <text:h text:style-name="P22" text:outline-level="2">Attribute: <text:s/>Path</text:h>
      <text:p text:style-name="P26"/>
      <text:p text:style-name="P26"/>
      <text:h text:style-name="P22" text:outline-level="2">Attribute: <text:s/>hydroDirections</text:h>
      <text:p text:style-name="P26"/>
      <text:p text:style-name="P26"/>
      <text:h text:style-name="P22" text:outline-level="2">Operation: <text:s/>readCrossDamp()</text:h>
      <text:p text:style-name="P26"/>
      <text:p text:style-name="P26"/>
      <text:h text:style-name="P22" text:outline-level="2">Operation: <text:s/>readCrossMass()</text:h>
      <text:p text:style-name="P26"/>
      <text:p text:style-name="P26"/>
      <text:h text:style-name="P22" text:outline-level="2">Operation: <text:s/>readCrossStiffness()</text:h>
      <text:p text:style-name="P26"/>
      <text:p text:style-name="P26"/>
      <text:h text:style-name="P22" text:outline-level="2">Operation: <text:s/>readForceExcite()</text:h>
      <text:p text:style-name="P26"/>
      <text:p text:style-name="P26"><text:soft-page-break/></text:p>
      <text:h text:style-name="P22" text:outline-level="2">Operation: <text:s/>readHydroStiffness()</text:h>
      <text:p text:style-name="P26"/>
      <text:p text:style-name="P26"/>
      <text:h text:style-name="P22" text:outline-level="2">Operation: <text:s/>readEnvironment()</text:h>
      <text:p text:style-name="P26"/>
      <text:p text:style-name="P26"/>
      <text:h text:style-name="P22" text:outline-level="2">Operation: <text:s/>readHydroMass()</text:h>
      <text:p text:style-name="P26"/>
      <text:p text:style-name="P26"/>
      <text:h text:style-name="P22" text:outline-level="2">Operation: <text:s/>readHydroDamp()</text:h>
      <text:p text:style-name="DocText"/>
      <text:p text:style-name="DocText"/>
      <text:p text:style-name="DocText"/>
      <text:h text:style-name="P20" text:outline-level="1">Class: <text:s/>hydroProcessing</text:h>
      <text:p text:style-name="P26"/>
      <text:h text:style-name="P22" text:outline-level="2">Attribute: <text:s/>hydroData</text:h>
      <text:p text:style-name="P26"/>
      <text:h text:style-name="P22" text:outline-level="2">Attribute: <text:s/>waveAmpIn</text:h>
      <text:p text:style-name="P26"/>
      <text:h text:style-name="P22" text:outline-level="2">Attribute: <text:s/>waveFreqIn</text:h>
      <text:p text:style-name="P26"/>
      <text:h text:style-name="P22" text:outline-level="2">Attribute: <text:s/>waveDirIn</text:h>
      <text:p text:style-name="P26"/>
      <text:h text:style-name="P22" text:outline-level="2">Operation: <text:s/>getForceActive()</text:h>
      <text:p text:style-name="P26"/>
      <text:p text:style-name="P26"><text:soft-page-break/></text:p>
      <text:h text:style-name="P22" text:outline-level="2">Operation: <text:s/>getForceReactive()</text:h>
      <text:p text:style-name="P26"/>
      <text:h text:style-name="P22" text:outline-level="2">Operation: <text:s/>getForceCrossBody()</text:h>
      <text:p text:style-name="P26"/>
      <text:p text:style-name="P26"/>
      <text:h text:style-name="P20" text:outline-level="1">Class: <text:s/>hydroBodySet</text:h>
      <text:p text:style-name="P26"/>
      <text:h text:style-name="P23" text:outline-level="2">Attribute: <text:s/>dataForceActive</text:h>
      <text:p text:style-name="P27"/>
      <text:h text:style-name="P23" text:outline-level="2">Attribute: <text:s/>dataForceReactive</text:h>
      <text:p text:style-name="P27"/>
      <text:h text:style-name="P23" text:outline-level="2">Attribute: <text:s/>dataForceCrossBody</text:h>
      <text:p text:style-name="P27"/>
      <text:h text:style-name="P23" text:outline-level="2">Attribute: <text:s/>Name</text:h>
      <text:p text:style-name="P26"/>
      <text:h text:style-name="P20" text:outline-level="1">Class: <text:s/>Environment</text:h>
      <text:p text:style-name="DocText"/>
      <text:p text:style-name="DocText"/>
      <text:h text:style-name="P24" text:outline-level="2">Attribute: <text:s/>depth</text:h>
      <text:p text:style-name="P28"/>
      <text:p text:style-name="P28"/>
      <text:h text:style-name="P24" text:outline-level="2">Attribute: <text:s/>density</text:h>
      <text:p text:style-name="P28"/>
      <text:p text:style-name="P28"/>
      <text:p text:style-name="P28"/>
      <text:h text:style-name="P24" text:outline-level="2"><text:soft-page-break/>Attribute: <text:s/>gravity</text:h>
      <text:p text:style-name="P28"/>
      <text:p text:style-name="P28"/>
      <text:h text:style-name="P24" text:outline-level="2">Attribute: <text:s/>waveamp</text:h>
      <text:p text:style-name="DocText"/>
      <text:p text:style-name="DocText"/>
      <text:h text:style-name="DocHeading1" text:outline-level="1">Conclusion</text:h>
      <text:p text:style-name="DocText"/>
      <text:p text:style-name="DocText"/>
      <text:p text:style-name="P11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rsid="000a54af" officeooo:paragraph-rsid="000a54af" style:font-size-asian="18pt" style:font-size-complex="18pt"/>
    </style:style>
    <style:style style:name="MP3" style:family="paragraph" style:parent-style-name="Standard">
      <style:text-properties style:font-name="Arial" officeooo:rsid="000a54af" officeooo:paragraph-rsid="000a54af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0a54af" officeooo:paragraph-rsid="000a54af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officeooo:rsid="000ec5cf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7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7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Hydrodynamic Interpolation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<text:span text:style-name="MT1">130-04</text:span></text:p>
            </table:table-cell>
            <table:table-cell table:style-name="Table1.A1" office:value-type="string">
              <text:p text:style-name="MP4">May 19, 2013</text:p>
            </table:table-cell>
          </table:table-row>
        </table:table>
        <text:p text:style-name="Header"/>
      </style:header>
      <style:footer>
        <text:p text:style-name="MP5"><draw:line text:anchor-type="paragraph" draw:z-index="7" draw:style-name="Mgr1" draw:text-style-name="MP6" svg:x1="0.011in" svg:y1="0.0102in" svg:x2="6.9244in" svg:y2="0.0102in"><text:p/></draw:line><text:span text:style-name="MT2"><text:file-name text:display="name-and-extension">130-03 Hydrodynamic Interpolation.odt</text:file-name></text:span><text:tab/> <text:a xlink:type="simple" xlink:href="http://www.dmsonline.us/"><text:span text:style-name="MT2">www.dmsonline.us</text:span></text:a><text:tab/>Page <text:page-number text:select-page="current">9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9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8" draw:style-name="Mgr2" draw:text-style-name="MP10" svg:width="5.4039in" svg:height="0.5079in" svg:x="0.0701in" svg:y="0.1902in"><draw:text-box><text:p text:style-name="MP9"><text:span text:style-name="MT3">D</text:span><text:span text:style-name="MT4">atawave </text:span><text:span text:style-name="MT5">M</text:span><text:span text:style-name="MT4">arine </text:span><text:span text:style-name="MT5">S</text:span><text:span text:style-name="MT6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19T19:52:45</meta:creation-date>
    <meta:editing-cycles>7</meta:editing-cycles>
    <meta:editing-duration>PT6M42S</meta:editing-duration>
    <dc:date>2013-07-20T19:06:00</dc:date>
    <meta:document-statistic meta:table-count="4" meta:image-count="2" meta:object-count="0" meta:page-count="9" meta:paragraph-count="97" meta:word-count="314" meta:character-count="2463" meta:non-whitespace-character-count="2174"/>
    <meta:user-defined meta:name="Info 1"/>
    <meta:user-defined meta:name="Info 2"/>
    <meta:user-defined meta:name="Info 3"/>
    <meta:user-defined meta:name="Info 4"/>
  </office:meta>
</office:document-meta>
</file>